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7dd" officeooo:paragraph-rsid="00029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.01</text:p>
      <text:p text:style-name="P1">Angefangen die racetrack Klasse zu implementieren. Dazu auch drei verschiedene Kostenfunktionen die von Alex Luce vorgeschlagen wurden.</text:p>
      <text:p text:style-name="P1"/>
      <text:p text:style-name="P1">26.01</text:p>
      <text:p text:style-name="P1">Versuch die racetrack Klasse so zu erweitern dass das Modell möglichst einfach dem Track folgen kann. → immer nur Teilbereiche des Tracks von der aktuellen Position lad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54:22.443039066</meta:creation-date>
    <dc:date>2018-01-26T09:57:51.629953554</dc:date>
    <meta:editing-duration>PT3M2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6" meta:character-count="316" meta:non-whitespace-character-count="274"/>
  </office:meta>
</office:document-meta>
</file>